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0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Padrão-outline1">
      <style:graphic-properties fo:min-height="3cm"/>
    </style:style>
    <style:style style:name="pr2" style:family="presentation" style:parent-style-name="Padrão-outline1">
      <style:graphic-properties fo:min-height="6.086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">
        <office:forms form:automatic-focus="false" form:apply-design-mode="false"/>
        <draw:rect draw:style-name="gr1" draw:text-style-name="P1" draw:layer="layout" svg:width="14.2cm" svg:height="21cm" svg:x="0cm" svg:y="0cm">
          <text:p/>
        </draw:rect>
        <draw:frame presentation:style-name="pr1" draw:text-style-name="P1" draw:layer="layout" svg:width="12.296cm" svg:height="3cm" svg:x="1cm" svg:y="8.8cm" presentation:class="outline" presentation:user-transformed="true">
          <draw:text-box>
            <text:p text:style-name="P1">#Webrocket</text:p>
            <text:p text:style-name="P1"><text:span text:style-name="T1">A new java web framework</text:span></text:p>
          </draw:text-box>
        </draw:frame>
        <draw:frame presentation:style-name="pr2" draw:text-style-name="P2" draw:layer="layout" svg:width="12.296cm" svg:height="6.086cm" svg:x="14.8cm" svg:y="7cm" presentation:class="outline" presentation:user-transformed="true">
          <draw:text-box>
            <text:list text:style-name="L1">
              <text:list-item>
                <text:p text:style-name="P2"><text:span text:style-name="T1">Fast to start</text:span></text:p>
              </text:list-item>
              <text:list-item>
                <text:p text:style-name="P2"><text:span text:style-name="T1">Low learning curve</text:span></text:p>
              </text:list-item>
              <text:list-item>
                <text:p text:style-name="P2"><text:span text:style-name="T1">Clean</text:span></text:p>
              </text:list-item>
              <text:list-item>
                <text:p text:style-name="P2"><text:span text:style-name="T1">Free</text:span></text:p>
              </text:list-item>
            </text:list>
          </draw:text-box>
        </draw:frame>
        <draw:frame draw:style-name="gr2" draw:text-style-name="P3" draw:layer="layout" svg:width="13.4cm" svg:height="0.806cm" svg:x="0.4cm" svg:y="19.2cm">
          <draw:text-box>
            <text:p text:style-name="P3"><text:span text:style-name="T2">https://github.com/andersonfonseka/webrock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">
        <draw:rect draw:style-name="gr1" draw:text-style-name="P1" draw:layer="layout" svg:width="14.2cm" svg:height="21cm" svg:x="0cm" svg:y="0cm">
          <text:p/>
        </draw:rect>
        <draw:frame presentation:style-name="pr1" draw:text-style-name="P1" draw:layer="layout" svg:width="12.296cm" svg:height="3cm" svg:x="1cm" svg:y="8.8cm" presentation:class="outline" presentation:user-transformed="true">
          <draw:text-box>
            <text:p text:style-name="P1">#Webrocket</text:p>
            <text:p text:style-name="P1"><text:span text:style-name="T1">A new java web framework</text:span></text:p>
          </draw:text-box>
        </draw:frame>
        <draw:frame presentation:style-name="pr2" draw:text-style-name="P2" draw:layer="layout" svg:width="12.296cm" svg:height="6.086cm" svg:x="14.8cm" svg:y="7cm" presentation:class="outline" presentation:user-transformed="true">
          <draw:text-box>
            <text:p text:style-name="P2"><text:span text:style-name="T1">Helloworld Standalone Mode</text:span></text:p>
            <text:p text:style-name="P2"><text:span text:style-name="T1">5 minutes</text:span></text:p>
          </draw:text-box>
        </draw:frame>
        <draw:frame draw:style-name="gr2" draw:text-style-name="P3" draw:layer="layout" svg:width="13.4cm" svg:height="0.806cm" svg:x="0.4cm" svg:y="19.2cm">
          <draw:text-box>
            <text:p text:style-name="P3"><text:span text:style-name="T2">https://github.com/andersonfonseka/webrock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erson Fonseca</meta:initial-creator>
    <meta:creation-date>2022-03-07T17:35:42.85</meta:creation-date>
    <meta:editing-duration>PT43M6S</meta:editing-duration>
    <meta:editing-cycles>3</meta:editing-cycles>
    <dc:date>2022-03-07T18:18:43.13</dc:date>
    <dc:creator>Anderson Fonseca</dc:creator>
    <meta:generator>OpenOffice/4.1.7$Win32 OpenOffice.org_project/417m1$Build-9800</meta:generator>
    <meta:document-statistic meta:object-count="33"/>
  </office:meta>
</office:document-meta>
</file>